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ource Code Pro Medium" svg:font-family="'Source Code Pro Medium'"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43fde"/>
    </style:style>
    <style:style style:name="P2" style:family="paragraph" style:parent-style-name="Standard">
      <style:text-properties style:font-name="Source Code Pro Medium"/>
    </style:style>
    <style:style style:name="P3" style:family="paragraph" style:parent-style-name="Standard">
      <style:text-properties style:font-name="Source Code Pro Medium" officeooo:paragraph-rsid="00146dc7"/>
    </style:style>
    <style:style style:name="P4" style:family="paragraph" style:parent-style-name="Standard">
      <style:paragraph-properties fo:text-align="center" style:justify-single-word="false"/>
      <style:text-properties style:font-name="Source Code Pro Medium" officeooo:rsid="00143fde" officeooo:paragraph-rsid="00143fde"/>
    </style:style>
    <style:style style:name="P5" style:family="paragraph" style:parent-style-name="Standard">
      <style:text-properties style:font-name="Source Code Pro Medium" officeooo:rsid="00143fde" officeooo:paragraph-rsid="00143fde"/>
    </style:style>
    <style:style style:name="P6" style:family="paragraph" style:parent-style-name="Standard">
      <style:text-properties style:font-name="Source Code Pro Medium" officeooo:paragraph-rsid="00143fde"/>
    </style:style>
    <style:style style:name="P7" style:family="paragraph" style:parent-style-name="Standard">
      <style:text-properties style:font-name="Source Code Pro Medium" officeooo:rsid="00146dc7" officeooo:paragraph-rsid="00146dc7"/>
    </style:style>
    <style:style style:name="P8" style:family="paragraph" style:parent-style-name="Standard">
      <style:text-properties style:font-name="Source Code Pro Medium" officeooo:rsid="00181c56" officeooo:paragraph-rsid="00181c56"/>
    </style:style>
    <style:style style:name="P9" style:family="paragraph" style:parent-style-name="Standard">
      <style:text-properties style:font-name="Source Code Pro Medium" officeooo:paragraph-rsid="00150253"/>
    </style:style>
    <style:style style:name="P10" style:family="paragraph" style:parent-style-name="Standard">
      <style:text-properties style:font-name="Source Code Pro Medium" officeooo:rsid="00150253" officeooo:paragraph-rsid="00150253"/>
    </style:style>
    <style:style style:name="P11" style:family="paragraph" style:parent-style-name="Standard">
      <style:paragraph-properties fo:text-align="center" style:justify-single-word="false"/>
      <style:text-properties style:font-name="Source Code Pro Medium" fo:font-weight="bold" officeooo:rsid="00143fde" officeooo:paragraph-rsid="00143fde" style:font-weight-asian="bold" style:font-weight-complex="bold"/>
    </style:style>
    <style:style style:name="P12" style:family="paragraph" style:parent-style-name="Standard">
      <style:paragraph-properties fo:text-align="center" style:justify-single-word="false"/>
      <style:text-properties style:font-name="Source Code Pro Medium" fo:font-weight="bold" officeooo:rsid="00181c56" officeooo:paragraph-rsid="00181c56" style:font-weight-asian="bold" style:font-weight-complex="bold"/>
    </style:style>
    <style:style style:name="P13" style:family="paragraph" style:parent-style-name="Standard">
      <style:paragraph-properties fo:text-align="center" style:justify-single-word="false"/>
      <style:text-properties style:font-name="Source Code Pro Medium" fo:font-weight="bold" officeooo:rsid="001cab52" officeooo:paragraph-rsid="001cab52" style:font-weight-asian="bold" style:font-weight-complex="bold"/>
    </style:style>
    <style:style style:name="T1" style:family="text">
      <style:text-properties officeooo:rsid="00143fde"/>
    </style:style>
    <style:style style:name="T2" style:family="text">
      <style:text-properties officeooo:rsid="00146dc7"/>
    </style:style>
    <style:style style:name="T3" style:family="text">
      <style:text-properties officeooo:rsid="00150253"/>
    </style:style>
    <style:style style:name="T4" style:family="text">
      <style:text-properties officeooo:rsid="0016aa8f"/>
    </style:style>
    <style:style style:name="T5" style:family="text">
      <style:text-properties officeooo:rsid="0016b83a"/>
    </style:style>
    <style:style style:name="T6" style:family="text">
      <style:text-properties officeooo:rsid="00181c56"/>
    </style:style>
    <style:style style:name="T7" style:family="text">
      <style:text-properties officeooo:rsid="0018cdef"/>
    </style:style>
    <style:style style:name="T8" style:family="text">
      <style:text-properties officeooo:rsid="0019a9e8"/>
    </style:style>
    <style:style style:name="T9" style:family="text">
      <style:text-properties officeooo:rsid="001b2d19"/>
    </style:style>
    <style:style style:name="T10" style:family="text">
      <style:text-properties style:font-name="Source Code Pro Medium"/>
    </style:style>
    <style:style style:name="T11" style:family="text">
      <style:text-properties style:font-name="Source Code Pro Medium" officeooo:rsid="001b2d19"/>
    </style:style>
    <style:style style:name="T12" style:family="text">
      <style:text-properties officeooo:rsid="001b85a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1">Lazy TLB flush</text:p>
      <text:p text:style-name="P4"/>
      <text:p text:style-name="P5"/>
      <text:p text:style-name="P1"><text:span text:style-name="T10">First cut of the KKM driver used full TLB for itself. KKM driver implemented 2 address spaces </text:span><text:span text:style-name="T11">for</text:span><text:span text:style-name="T10"> each KX process. As part of the KX switch there are 4 TLB flushes.</text:span></text:p>
      <text:p text:style-name="P5"/>
      <text:p text:style-name="P5">1. <text:span text:style-name="T2">L</text:span>inux kernel to KX kernel.</text:p>
      <text:p text:style-name="P5">2. KX kernel to KX payload.</text:p>
      <text:p text:style-name="P5">3. KX payload to KX kernel</text:p>
      <text:p text:style-name="P5">4. KX kernel to <text:span text:style-name="T2">L</text:span>inux kernel.</text:p>
      <text:p text:style-name="P5"/>
      <text:p text:style-name="P6"><text:span text:style-name="T1">There are more </text:span><text:span text:style-name="T5">TLB entry flushes</text:span><text:span text:style-name="T1"> that happen </text:span><text:span text:style-name="T5">when control changes to</text:span><text:span text:style-name="T1"> </text:span><text:span text:style-name="T2">L</text:span><text:span text:style-name="T1">inux. </text:span><text:span text:style-name="T5">Linux flush algorithm is complicated to explain here.</text:span></text:p>
      <text:p text:style-name="P5"/>
      <text:p text:style-name="P5">As part of KKM_RUN</text:p>
      <text:p text:style-name="P5"/>
      <text:p text:style-name="P5">1. KM user land to linux kernel</text:p>
      <text:p text:style-name="P5">2. Linux kernel back to KM user land.</text:p>
      <text:p text:style-name="P5"/>
      <text:p text:style-name="P5">If this fault is for processing a system call</text:p>
      <text:p text:style-name="P5"/>
      <text:p text:style-name="P5">1. KM user land to linux kernel</text:p>
      <text:p text:style-name="P5">2. Linux kernel back to KM user land.</text:p>
      <text:p text:style-name="P5"/>
      <text:p text:style-name="P5">Linux kernel uses PCID’s when available. All processors in the past 10 years implement PCID <text:span text:style-name="T6">feature</text:span><text:span text:style-name="T12">s</text:span><text:span text:style-name="T6">.</text:span></text:p>
      <text:p text:style-name="P5"/>
      <text:p text:style-name="P5"/>
      <text:p text:style-name="P13">TLB optimization changes to KKM</text:p>
      <text:p text:style-name="P5"/>
      <text:p text:style-name="P5">As part of KKM <text:span text:style-name="T6">driver optimization</text:span>, <text:span text:style-name="T6">TLB</text:span> is changed to use PCID<text:span text:style-name="T6">s instead of full TLB</text:span>.</text:p>
      <text:p text:style-name="P5"/>
      <text:p text:style-name="P3"><text:span text:style-name="T1">Intel processors have 4096 PCID’s. Linux implementation uses a few of these PCID’s. <text:s/></text:span><text:span text:style-name="T2">KKM driver uses 2 </text:span><text:span text:style-name="T6">additional </text:span><text:span text:style-name="T2">PCIDs one for KX kernel and one for KX payload. This allows us to avoid doing a full TLB flush.</text:span></text:p>
      <text:p text:style-name="P3"/>
      <text:p text:style-name="P3"><text:span text:style-name="T2">Every single KX process uses the same PCID. This means on every possible preemption point TLB entries related to the </text:span><text:span text:style-name="T3">previous</text:span><text:span text:style-name="T2"> KX process </text:span><text:span text:style-name="T5">TLB entries </text:span><text:span text:style-name="T2">need to be flushed.</text:span></text:p>
      <text:p text:style-name="P7"/>
      <text:p text:style-name="P3"><text:soft-page-break/><text:span text:style-name="T2">There are a lot of times hypercall is really short an</text:span><text:span text:style-name="T8">d</text:span><text:span text:style-name="T2"> no context switch </text:span><text:span text:style-name="T5">is done by Linux kernel</text:span><text:span text:style-name="T2">. To optimize this condition we implemented a lazy TLB flush.</text:span></text:p>
      <text:p text:style-name="P7"/>
      <text:p text:style-name="P3"><text:span text:style-name="T2">As part of using PCIDs we implemented a lazy TLB flush. If the same KX process is scheduled to run on the same processor without preemption we do not flush TLB entries. We have to control over what happens once </text:span><text:span text:style-name="T8">the </text:span><text:span text:style-name="T3">KKM driver completes KKM_RUN or on any interrupt forwarded to Linux kernel.</text:span></text:p>
      <text:p text:style-name="P3"/>
      <text:p text:style-name="P3"/>
      <text:p text:style-name="P3"/>
      <text:p text:style-name="P3"/>
      <text:p text:style-name="P3"/>
      <text:p text:style-name="P12">FLUSH implementation</text:p>
      <text:p text:style-name="P8"/>
      <text:p text:style-name="P9"/>
      <text:p text:style-name="P9"><text:span text:style-name="T3">To be able to detect a context switch </text:span><text:span text:style-name="T7">happening</text:span><text:span text:style-name="T3"> </text:span><text:span text:style-name="T6">KKM driver</text:span><text:span text:style-name="T3"> implement</text:span><text:span text:style-name="T6">s</text:span><text:span text:style-name="T3"> the following.</text:span></text:p>
      <text:p text:style-name="P10"/>
      <text:p text:style-name="P9"><text:span text:style-name="T3">Each KX process and KX kontext </text:span><text:span text:style-name="T6">is assigned</text:span><text:span text:style-name="T3"> a globally unique ID for the run time of the KKM driver.</text:span></text:p>
      <text:p text:style-name="P10">Each processor maintains the last KX process ID that was scheduled on that processor. </text:p>
      <text:p text:style-name="P10">Each KX kontext maintains the last processor that the KX kontext was scheduled on.</text:p>
      <text:p text:style-name="P9"/>
      <text:p text:style-name="P9"><text:span text:style-name="T3">Flush TLB entries for KX PCIDs on entry to KX payload, when current CPU does not match last CPU KX process </text:span><text:span text:style-name="T4">was scheduled</text:span><text:span text:style-name="T3"> on.(process migrated to a different </text:span><text:span text:style-name="T4">physical </text:span><text:span text:style-name="T3">processor) or CPU KX process </text:span><text:span text:style-name="T4">id</text:span><text:span text:style-name="T3"> does not match the current KX process id</text:span><text:span text:style-name="T4">(a new KX process is scheduled on this physical CPU)</text:span></text:p>
      <text:p text:style-name="P10"/>
      <text:p text:style-name="P10">On <text:s/>page fault we flush the page that w<text:span text:style-name="T4">as</text:span> faulted on.</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ource Code Pro Medium" svg:font-family="'Source Code Pro Medium'"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1T10:22:19.455934393</meta:creation-date>
    <dc:date>2020-05-21T12:06:47.121853455</dc:date>
    <meta:editing-duration>PT43M32S</meta:editing-duration>
    <meta:editing-cycles>7</meta:editing-cycles>
    <meta:generator>LibreOffice/6.4.3.2$Linux_X86_64 LibreOffice_project/40$Build-2</meta:generator>
    <meta:document-statistic meta:table-count="0" meta:image-count="0" meta:object-count="0" meta:page-count="2" meta:paragraph-count="27" meta:word-count="436" meta:character-count="2371" meta:non-whitespace-character-count="1959"/>
  </office:meta>
</office:document-meta>
</file>